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ize="11pt" fo:font-weight="bold" officeooo:rsid="001d05ef" officeooo:paragraph-rsid="001d05ef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1d05ef" officeooo:paragraph-rsid="001d05ef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normal" officeooo:rsid="001d05ef" officeooo:paragraph-rsid="001f8f7f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fo:font-weight="bold" officeooo:rsid="001d05ef" officeooo:paragraph-rsid="001d05ef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bold" officeooo:rsid="001d05ef" officeooo:paragraph-rsid="001d05ef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bold" officeooo:rsid="001d05ef" officeooo:paragraph-rsid="001d2222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bold" officeooo:rsid="001d05ef" officeooo:paragraph-rsid="001f8f7f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normal" officeooo:rsid="001d05ef" officeooo:paragraph-rsid="001d05ef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normal" officeooo:rsid="001e34e7" officeooo:paragraph-rsid="001e34e7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size="11pt" style:text-underline-style="solid" style:text-underline-width="auto" style:text-underline-color="font-color" fo:font-weight="normal" officeooo:rsid="001f8f7f" officeooo:paragraph-rsid="001f8f7f" style:font-size-asian="11pt" style:font-weight-asian="normal" style:font-size-complex="11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f8f7f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1f8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liza el diagrama entidad relación y el transformado Queremos almacenar diferentes ofertas de vuelos de</text:span> <text:span text:style-name="T1">diversas compañías y las compras realizadas de esos vuelos por los pasajeros. Tendremos los datos de la compañías el código y descripción. De los diversos vuelos tendremos la compañía a la que pertenece que solo podrá ser una, la fecha y hora del vuelo, el precio, un código de vuelo que identificará a un vuelo y el origen y destino de los vuelos. Por otro lado de los pasajeros tendremos su dni, nombre</text:span> <text:span text:style-name="T1">y teléfono. </text:span><text:span text:style-name="T2">Un vuelo pertenecerá a una compañía y una compañía podrá tener varios vuelos. Un vuelo tendrá un lugar de origen y un lugar de destino. Un mismo origen o destino podrá ser origen o destino de diversos vuelos. Un pasajero podrá comprar varios vuelos.</text:span><text:span text:style-name="T6"> </text:span></text:p>
      <text:p text:style-name="P1"/>
      <text:p text:style-name="P2">1FN</text:p>
      <text:p text:style-name="P4"><text:span text:style-name="T5">codVuelo</text:span>, <text:span text:style-name="T7">fechaHoraVuelo</text:span>, <text:span text:style-name="T5">codPasajero</text:span>, codCompania, descripcionCompania, precioVuelo, <text:span text:style-name="T11">codLugarOrigen</text:span>, <text:span text:style-name="T11">codLugarDestino</text:span>, descripcionLugar, dni, nombre, tlf</text:p>
      <text:p text:style-name="P3"/>
      <text:p text:style-name="P5">2FN</text:p>
      <text:p text:style-name="P3"><text:span text:style-name="T5">codVuelo</text:span>, <text:span text:style-name="T5">codPasajero</text:span> <text:s text:c="2"/></text:p>
      <text:p text:style-name="P5"/>
      <text:p text:style-name="P8">codVuelo<text:span text:style-name="T8">, codCompania, descripcionCompania, </text:span><text:span text:style-name="T9">codLugarOrigen</text:span><text:span text:style-name="T8">, </text:span><text:span text:style-name="T9">codLugarDestino</text:span><text:span text:style-name="T8">, descripcionLugar, </text:span><text:span text:style-name="T9">fechaHoraVuelo, precioVuelo</text:span></text:p>
      <text:p text:style-name="P6"><text:span text:style-name="T8"/></text:p>
      <text:p text:style-name="P9"><text:span text:style-name="T3">codPasajero</text:span><text:span text:style-name="T7">, dni, nombre, tlf</text:span></text:p>
      <text:p text:style-name="P9"><text:span text:style-name="T7"/></text:p>
      <text:p text:style-name="P6"><text:span text:style-name="T7">3FN</text:span></text:p>
      <text:p text:style-name="P3"><text:span text:style-name="T5">codVuelo</text:span>, <text:span text:style-name="T5">codPasajero</text:span></text:p>
      <text:p text:style-name="P5"/>
      <text:p text:style-name="P8">codVuelo<text:span text:style-name="T8">, codCompania, </text:span><text:span text:style-name="T9">codLugarOrigen, codLugarDestino, fechaHoraVuelo, precioVuelo</text:span></text:p>
      <text:p text:style-name="P6"><text:span text:style-name="T8"/></text:p>
      <text:p text:style-name="P7">codCompania<text:span text:style-name="T8">, descripcionCompania</text:span></text:p>
      <text:p text:style-name="P6"><text:span text:style-name="T8"/></text:p>
      <text:p text:style-name="P9"><text:span text:style-name="T3">codPasajero</text:span><text:span text:style-name="T7">, dni, nombre, tlf</text:span></text:p>
      <text:p text:style-name="P9"><text:span text:style-name="T7"/></text:p>
      <text:p text:style-name="P10"><text:span text:style-name="T3">codLugar</text:span><text:span text:style-name="T7">, descripcionLugar</text:span></text:p>
      <text:p text:style-name="P11"><text:span text:style-name="T7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48:38.923000000</meta:creation-date>
    <dc:date>2020-02-03T14:08:11.674000000</dc:date>
    <meta:editing-duration>PT19M31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3" meta:word-count="179" meta:character-count="1301" meta:non-whitespace-character-count="1131"/>
  </office:meta>
</office:document-meta>
</file>